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de6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de6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de6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de6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de6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de6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de6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de6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de6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de6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de6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de6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de6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de6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de6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de6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de6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Xavier Enrrique García Fernánd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5/1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709034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Irvimar Josefina Fernández Guzmá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09034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7.18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8" meta:non-whitespace-character-count="1010"/>
    <meta:template xlink:type="simple" xlink:actuate="onRequest" xlink:title="Normal" xlink:href=""/>
  </office:meta>
</office:document-meta>
</file>